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Általáno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7.944cm" table:align="margins"/>
    </style:style>
    <style:style style:name="Táblázat1.A" style:family="table-column">
      <style:table-column-properties style:column-width="17.944cm" style:rel-column-width="65535*"/>
    </style:style>
    <style:style style:name="Táblázat1.A1" style:family="table-cell">
      <style:table-cell-properties fo:padding="0.097cm" fo:border="0.002cm solid #000000"/>
    </style:style>
    <style:style style:name="Táblázat2" style:family="table">
      <style:table-properties style:width="17.944cm" table:align="margins"/>
    </style:style>
    <style:style style:name="Táblázat2.A" style:family="table-column">
      <style:table-column-properties style:column-width="17.944cm" style:rel-column-width="65535*"/>
    </style:style>
    <style:style style:name="Táblázat2.A1" style:family="table-cell">
      <style:table-cell-properties fo:padding="0.097cm" fo:border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code">
      <style:text-properties fo:font-size="9pt" style:font-size-asian="9pt" style:font-size-complex="9pt"/>
    </style:style>
    <style:style style:name="T1" style:family="text">
      <style:text-properties fo:language="hu" fo:country="HU" fo:font-weight="bold" style:font-weight-asian="bold" style:font-weight-complex="bold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eletype">query_to_sql_helper/mute_debug.pl</text:span></text:p>
      <text:p text:style-name="Standard"><text:span text:style-name="Teletype"/></text:p>
      <text:p text:style-name="Standard">Usage:</text:p>
      <table:table table:name="Táblázat1" table:style-name="Táblázat1">
        <table:table-column table:style-name="Táblázat1.A"/>
        <table:table-row>
          <table:table-cell table:style-name="Táblázat1.A1" office:value-type="string">
            <text:p text:style-name="code"><text:span text:style-name="Teletype"><text:span text:style-name="T2">&lt;definition of debugflags&gt;</text:span></text:span></text:p>
            <text:p text:style-name="code"><text:span text:style-name="Teletype"/></text:p>
            <text:p text:style-name="code"><text:span text:style-name="Teletype">:- load_files('query_to_sql_helpers/mute_debug.pl').</text:span></text:p>
            <text:p text:style-name="code"><text:span text:style-name="Teletype"/></text:p>
            <text:p text:style-name="code"><text:span text:style-name="Teletype"><text:span text:style-name="T3">&lt;</text:span></text:span><text:span text:style-name="Teletype"><text:span text:style-name="T1">Code, </text:span></text:span><text:span text:style-name="Teletype"><text:span text:style-name="T3">which contains writecdeb/2/3&gt;</text:span></text:span></text:p>
            <text:p text:style-name="code"><text:span text:style-name="Teletype"/></text:p>
            <text:p text:style-name="code"><text:span text:style-name="Teletype">:- end_debug.</text:span></text:p>
          </table:table-cell>
        </table:table-row>
      </table:table>
      <text:p text:style-name="Standard"/>
      <text:p text:style-name="P1">Note: writecdeb stands for “write complex debug”</text:p>
      <text:p text:style-name="Standard"/>
      <text:p text:style-name="P1">The <text:span text:style-name="Teletype">mute_debug.pl</text:span> defines a<text:span text:style-name="Teletype"> term_expansion/2</text:span> predicate, which will strip <text:span text:style-name="Teletype">writecdeb/2/3</text:span> goals from the body of newly defined predicates, where the respective debugflag is set to “<text:span text:style-name="Teletype">no</text:span>”. This behaviour is turned off at <text:span text:style-name="Teletype">end_debug</text:span>. (From there on there's no stripping, but the debugflag in <text:span text:style-name="Teletype">writecdeb/2</text:span> will be checked during runtime.) It is for more convenient debugging with the default prolog debugger, because unneeded <text:s/>predicates don't show up, and don't have to be skipped. (And neither pollute the debug output.)</text:p>
      <text:p text:style-name="P1"/>
      <text:p text:style-name="P1">Example:</text:p>
      <table:table table:name="Táblázat2" table:style-name="Táblázat2">
        <table:table-column table:style-name="Táblázat2.A"/>
        <table:table-row>
          <table:table-cell table:style-name="Táblázat2.A1" office:value-type="string">
            <text:p text:style-name="Frame_20_contents">(testwritec2.pl)</text:p>
            <text:p text:style-name="code"/>
            <text:p text:style-name="code">debugflag(yes).</text:p>
            <text:p text:style-name="code">debfl2(no).</text:p>
            <text:p text:style-name="code">:- load_files('query_to_sql_helpers/mute_debug.pl').</text:p>
            <text:p text:style-name="code"/>
            <text:p text:style-name="code">test2:- writecdeb(cucc,debugflag).</text:p>
            <text:p text:style-name="code">test3:- writecdeb(cucc,debfl2).</text:p>
            <text:p text:style-name="code">test5:- writecdeb(cucc,debugflag).</text:p>
            <text:p text:style-name="code">test6:- writecdeb(cucc,debfl2).</text:p>
            <text:p text:style-name="code"/>
            <text:p text:style-name="code">:- end_debug.</text:p>
            <text:p text:style-name="code"/>
            <text:p text:style-name="Frame_20_contents">When loading you'll get the following message:</text:p>
            <text:p text:style-name="code"/>
            <text:p text:style-name="P2">% <text:s/>query_to_sql_helpers/mute_debug.pl compiled into testwritec2 0.00 sec, 2,764 bytes</text:p>
            <text:p text:style-name="P2">leave <text:s/>debugflag "debugflag" in predicate: test2, term writecdeb(cucc,debugflag)</text:p>
            <text:p text:style-name="P2">mute <text:s text:c="2"/>debugflag "debfl2" in predicate: test3, term writecdeb(cucc,debfl2)</text:p>
            <text:p text:style-name="P2">leave <text:s/>debugflag "debugflag" in predicate: test5, term writecdeb(cucc,debugflag)</text:p>
            <text:p text:style-name="P2">mute <text:s text:c="2"/>debugflag "debfl2" in predicate: test6, term writecdeb(cucc,debfl2)</text:p>
            <text:p text:style-name="P2">% g:/code/dlog2/dlog-server/src/prolog_translator/test_writec2.pl compiled into testwritec2 0.00 sec, 85,028 bytes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Általáno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88cm" fo:margin-right="1.46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vente Zsíros</meta:initial-creator>
    <meta:creation-date>2010-05-30T17:54:12.40</meta:creation-date>
    <dc:date>2010-06-24T02:51:02.62</dc:date>
    <dc:creator>Levente Zsíros</dc:creator>
    <meta:editing-duration>PT20H08M00S</meta:editing-duration>
    <meta:editing-cycles>32</meta:editing-cycles>
    <meta:generator>OpenOffice.org/3.2$Win32 OpenOffice.org_project/320m12$Build-9483</meta:generator>
    <meta:document-statistic meta:table-count="2" meta:image-count="0" meta:object-count="0" meta:page-count="1" meta:paragraph-count="25" meta:word-count="173" meta:character-count="1524"/>
  </office:meta>
</office:document-meta>
</file>